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gr1" style:family="graphic">
      <style:graphic-properties draw:stroke="none" svg:stroke-color="#000000" draw:fill="solid" draw:fill-color="#ffffff" fo:min-height="808.64pt" draw:shadow-offset-x="8.65pt" draw:shadow-offset-y="8.65pt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Text Answers" table:style-name="ta1">
        <table:shapes>
          <draw:frame draw:z-index="0" draw:style-name="gr1" draw:text-style-name="P1" svg:width="483.62pt" svg:height="808.64pt" svg:x="18.14pt" svg:y="15.82pt">
            <draw:text-box>
              <text:p>U1L8 Chemistry B</text:p>
              <text:p>Boyle's Law Lab</text:p>
              <text:p/>
              <text:p/>
              <text:p><text:span text:style-name="T1">Procedure</text:span></text:p>
              <text:p><text:span text:style-name="T1"/></text:p>
              <text:p><text:span text:style-name="T1"><text:tab/></text:span><text:span text:style-name="T2">3. The units on the rulers are in nanometers (nm). Look at the graduations on the ruler.</text:span></text:p>
              <text:p><text:span text:style-name="T2"><text:tab/></text:span><text:span text:style-name="T2"><text:tab/></text:span><text:span text:style-name="T2">what does each graduation represent?</text:span></text:p>
              <text:p><text:span text:style-name="T2"/></text:p>
              <text:p><text:span text:style-name="T2"><text:tab/></text:span><text:span text:style-name="T1">A.</text:span><text:span text:style-name="T2"> 0.2 nm.</text:span></text:p>
              <text:p><text:span text:style-name="T2"/></text:p>
              <text:p><text:span text:style-name="T2"/></text:p>
              <text:p><text:span text:style-name="T2"><text:tab/></text:span><text:span text:style-name="T2">8. What is the temperature inside the box?</text:span></text:p>
              <text:p><text:span text:style-name="T2"/></text:p>
              <text:p><text:span text:style-name="T2"><text:tab/></text:span><text:span text:style-name="T1">A.</text:span><text:span text:style-name="T2"> <text:s/>300 Kelvin.</text:span></text:p>
              <text:p><text:span text:style-name="T1"/></text:p>
              <text:p><text:span text:style-name="T1">..</text:span></text:p>
              <text:p><text:span text:style-name="T1"/></text:p>
              <text:p><text:span text:style-name="T1">Analyze</text:span></text:p>
              <text:p><text:span text:style-name="T1"/></text:p>
              <text:p><text:span text:style-name="T1"><text:tab/></text:span><text:span text:style-name="T2">2. Based on the data, as the volume gets larger, what happens to the pressure of the gas?</text:span></text:p>
              <text:p><text:span text:style-name="T2"/></text:p>
              <text:p><text:span text:style-name="T2"><text:tab/></text:span><text:span text:style-name="T1">A.</text:span><text:span text:style-name="T2"> As the volume gets larger, the pressure of the gas decreases.</text:span></text:p>
              <text:p><text:span text:style-name="T2"/></text:p>
              <text:p><text:span text:style-name="T2"><text:tab/></text:span></text:p>
              <text:p><text:span text:style-name="T2"><text:tab/></text:span><text:span text:style-name="T2">3. Look up Boyle's law in a science notebook. How do the results of the experiment support or </text:span><text:span text:style-name="T2"><text:tab/></text:span><text:span text:style-name="T2"><text:tab/></text:span><text:span text:style-name="T2">contradict Boyle's law?</text:span></text:p>
              <text:p><text:span text:style-name="T2"/></text:p>
              <text:p><text:span text:style-name="T2"><text:tab/></text:span><text:span text:style-name="T1">A.</text:span><text:span text:style-name="T2"> The results for the Heavy gas species contradict Boyle's law because as the volume </text:span><text:span text:style-name="T2"><text:tab/></text:span><text:span text:style-name="T2"><text:tab/></text:span><text:span text:style-name="T2"><text:tab/></text:span><text:span text:style-name="T2"><text:tab/></text:span><text:span text:style-name="T2">decreased, the pressure decreased as well. However, the results for the Light gas species </text:span><text:span text:style-name="T2"><text:tab/></text:span><text:span text:style-name="T2"><text:tab/></text:span><text:span text:style-name="T2"><text:tab/></text:span><text:span text:style-name="T2">support Boyle's law because the volume and pressure exhibited inverse proportions.</text:span></text:p>
              <text:p><text:span text:style-name="T2"/></text:p>
              <text:p><text:span text:style-name="T2"/></text:p>
              <text:p><text:span text:style-name="T2"><text:tab/></text:span><text:span text:style-name="T2">4.</text:span></text:p>
              <text:p><text:span text:style-name="T2"/></text:p>
              <text:p><text:span text:style-name="T2"><text:tab/></text:span><text:span text:style-name="T2"><text:tab/></text:span><text:span text:style-name="T2">a. What is the average value of </text:span><text:span text:style-name="T3">k </text:span><text:span text:style-name="T4">for the heavy gas species?</text:span></text:p>
              <text:p><text:span text:style-name="T4"/></text:p>
              <text:p><text:span text:style-name="T4"><text:tab/></text:span><text:span text:style-name="T4"><text:tab/></text:span><text:span text:style-name="T5">A. </text:span><text:span text:style-name="T3">k</text:span><text:span text:style-name="T6">a </text:span><text:span text:style-name="T7">= </text:span><text:span text:style-name="T8">7.69</text:span></text:p>
              <text:p><text:span text:style-name="T2"/></text:p>
              <text:p><text:span text:style-name="T2"><text:tab/></text:span><text:span text:style-name="T2"><text:tab/></text:span></text:p>
              <text:p><text:span text:style-name="T2"><text:tab/></text:span><text:span text:style-name="T2"><text:tab/></text:span><text:span text:style-name="T2">b. What is the average value of </text:span><text:span text:style-name="T3">k </text:span><text:span text:style-name="T4">for the light gas species?</text:span></text:p>
              <text:p><text:span text:style-name="T2"><text:tab/></text:span></text:p>
              <text:p><text:span text:style-name="T1"><text:tab/></text:span><text:span text:style-name="T1"><text:tab/></text:span><text:span text:style-name="T1">A. </text:span><text:span text:style-name="T3">k</text:span><text:span text:style-name="T6">a</text:span><text:span text:style-name="T7"> = </text:span><text:span text:style-name="T8">6.2005</text:span></text:p>
              <text:p><text:span text:style-name="T1"/></text:p>
              <text:p><text:span text:style-name="T1"><text:tab/></text:span><text:span text:style-name="T1"><text:tab/></text:span></text:p>
              <text:p><text:span text:style-name="T1"><text:tab/></text:span><text:span text:style-name="T1"><text:tab/></text:span><text:span text:style-name="T2">c. How does the molecular weight of the gas affect the k value?</text:span></text:p>
              <text:p><text:span text:style-name="T2"/></text:p>
              <text:p><text:span text:style-name="T2"><text:tab/></text:span><text:span text:style-name="T2"><text:tab/></text:span><text:span text:style-name="T1">A. </text:span><text:span text:style-name="T3">k </text:span><text:span text:style-name="T4">tends to decrease as the volume decreases and pressure increases. </text:span><text:span text:style-name="T3">k </text:span><text:span text:style-name="T4">decreases more </text:span><text:span text:style-name="T4"><text:tab/></text:span><text:span text:style-name="T4"><text:tab/></text:span><text:span text:style-name="T4"><text:tab/></text:span><text:span text:style-name="T4"><text:tab/></text:span><text:span text:style-name="T4">drastically if the molecular weight of the gas is greater.</text:span></text:p>
              <text:p><text:span text:style-name="T4"/></text:p>
              <text:p><text:span text:style-name="T4"><text:tab/></text:span></text:p>
              <text:p><text:span text:style-name="T4"><text:tab/></text:span><text:span text:style-name="T4">5. Based on the results of this lab, develop a hypothesis to explain why bubbles exhaled by </text:span><text:span text:style-name="T4"><text:tab/></text:span><text:span text:style-name="T4"><text:tab/></text:span><text:span text:style-name="T4"><text:tab/></text:span><text:span text:style-name="T4">scuba divers exhaled by scuba divers grow in size as they reach the surface of the ocean.</text:span></text:p>
              <text:p><text:span text:style-name="T4"/></text:p>
              <text:p><text:span text:style-name="T4"><text:tab/></text:span><text:span text:style-name="T5">A.</text:span><text:span text:style-name="T4"> <text:s/>If bubbles of air grow in size as they reach the surface of the ocean, then they must do this </text:span><text:span text:style-name="T4"><text:tab/></text:span><text:span text:style-name="T4"><text:tab/></text:span><text:span text:style-name="T4">because they follow Boyle's law, and the bubble's volume increases as the pressure of the </text:span><text:span text:style-name="T4"><text:tab/></text:span><text:span text:style-name="T4"><text:tab/></text:span><text:span text:style-name="T4">ocean decreases.</text:span></text:p>
              <text:p><text:span text:style-name="T1">..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shapes>
          <draw:frame draw:z-index="0" draw:style-name="gr2" draw:text-style-name="P2" svg:width="454.08pt" svg:height="255.26pt" svg:x="405.1pt" svg:y="16.55pt">
            <draw:object draw:notify-on-update-of-ranges="Data.B3:Data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454.08pt" svg:height="255.23pt" svg:x="405.1pt" svg:y="288.37pt">
            <draw:object draw:notify-on-update-of-ranges="Data.A11:Data.A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Heavy gas species table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Volume (L)</text:p>
          </table:table-cell>
          <table:table-cell table:style-name="ce4" office:value-type="string" calcext:value-type="string">
            <text:p>Pressure (atm)</text:p>
          </table:table-cell>
          <table:table-cell table:style-name="ce8" office:value-type="string" calcext:value-type="string">
            <text:p>P * V = k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table:formula="of:=([.A3] * [.B3])" office:value-type="float" office:value="7.344" calcext:value-type="float">
            <text:p>7.34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5" office:value-type="float" office:value="1.46" calcext:value-type="float">
            <text:p>1.46</text:p>
          </table:table-cell>
          <table:table-cell table:style-name="ce9" table:formula="of:=([.A4] * [.B4])" office:value-type="float" office:value="6.716" calcext:value-type="float">
            <text:p>6.71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5" office:value-type="float" office:value="2.5" calcext:value-type="float">
            <text:p>2.5</text:p>
          </table:table-cell>
          <table:table-cell table:style-name="ce9" table:formula="of:=([.A5] * [.B5]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formula="of:=([.A6] * [.B6])" office:value-type="float" office:value="6.6" calcext:value-type="float">
            <text:p>6.6</text:p>
          </table:table-cell>
        </table:table-row>
        <table:table-row table:style-name="ro1">
          <table:table-cell table:style-name="Default" table:number-columns-repeated="2"/>
          <table:table-cell table:formula="of:= &quot;Average: &quot; &amp; SUM([.C3:.C6])/4" office:value-type="string" office:string-value="Average: 6.79" calcext:value-type="string">
            <text:p>Average: 6.79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ght gas species table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Volume (L)</text:p>
          </table:table-cell>
          <table:table-cell table:style-name="ce7" office:value-type="string" calcext:value-type="string">
            <text:p>Pressure (atm)</text:p>
          </table:table-cell>
          <table:table-cell table:style-name="ce10" office:value-type="string" calcext:value-type="string">
            <text:p>P * V = k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table:style-name="ce11" table:formula="of:=([.A11] * [.B11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37" calcext:value-type="float">
            <text:p>1.37</text:p>
          </table:table-cell>
          <table:table-cell table:formula="of:=([.A12] * [.B12])" office:value-type="float" office:value="6.302" calcext:value-type="float">
            <text:p>6.30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table:formula="of:=([.A13] * [.B13])"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formula="of:=([.A14] * [.B14])" office:value-type="float" office:value="5.72" calcext:value-type="float">
            <text:p>5.72</text:p>
          </table:table-cell>
        </table:table-row>
        <table:table-row table:style-name="ro1">
          <table:table-cell table:style-name="Default" table:number-columns-repeated="2"/>
          <table:table-cell table:formula="of:= &quot;Average: &quot; &amp; SUM([.C11:.C14])/4" office:value-type="string" office:string-value="Average: 6.2005" calcext:value-type="string">
            <text:p>Average: 6.2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3:39:13.476496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2:15:11.244665461</meta:creation-date>
    <dc:date>2016-02-09T14:38:50.391301356</dc:date>
    <meta:editing-duration>PT34M1S</meta:editing-duration>
    <meta:editing-cycles>4</meta:editing-cycles>
    <meta:generator>LibreOffice/4.4.7.2$Linux_X86_64 LibreOffice_project/40$Build-2</meta:generator>
    <meta:document-statistic meta:table-count="2" meta:cell-count="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Line of Best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title svg:x="3.627cm" svg:y="0.316cm" chart:style-name="ch2">
          <text:p>Boyle's Law in regards to Heavy gas species</text:p>
        </chart:title>
        <chart:plot-area chart:style-name="ch3" table:cell-range-address="Data.B3:Data.B6" svg:x="1.331cm" svg:y="1.275cm" svg:width="14.369cm" svg:height="6.57cm">
          <chartooo:coordinate-region svg:x="2.058cm" svg:y="1.474cm" svg:width="13.548cm" svg:height="5.724cm"/>
          <chart:axis chart:dimension="x" chart:name="primary-x" chart:style-name="ch4">
            <chart:title svg:x="7.677cm" svg:y="8.025cm" chart:style-name="ch5">
              <text:p>Volume (L)</text:p>
            </chart:title>
          </chart:axis>
          <chart:axis chart:dimension="y" chart:name="primary-y" chart:style-name="ch4">
            <chart:title svg:x="0.451cm" svg:y="5.715cm" chart:style-name="ch6">
              <text:p>Pressure (atm)</text:p>
            </chart:title>
            <chart:grid chart:style-name="ch7" chart:class="major"/>
          </chart:axis>
          <chart:series chart:style-name="ch8" chart:values-cell-range-address="Data.B3:Data.B6" chart:class="chart:line"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">
                <text:p>1.08</text:p>
                <draw:g>
                  <svg:desc>Data.B3:Data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title svg:x="3.76cm" svg:y="0.316cm" chart:style-name="ch2">
          <text:p>Boyle's Law in regards to Light gas species</text:p>
        </chart:title>
        <chart:plot-area chart:style-name="ch3" table:cell-range-address="Data.A11:Data.A14" svg:x="1.331cm" svg:y="1.275cm" svg:width="14.369cm" svg:height="6.569cm">
          <chartooo:coordinate-region svg:x="1.767cm" svg:y="1.474cm" svg:width="13.839cm" svg:height="5.723cm"/>
          <chart:axis chart:dimension="x" chart:name="primary-x" chart:style-name="ch4">
            <chart:title svg:x="7.677cm" svg:y="8.024cm" chart:style-name="ch5">
              <text:p>Volume (L)</text:p>
            </chart:title>
          </chart:axis>
          <chart:axis chart:dimension="y" chart:name="primary-y" chart:style-name="ch4">
            <chart:title svg:x="0.451cm" svg:y="5.714cm" chart:style-name="ch6">
              <text:p>Pressure (atm)</text:p>
            </chart:title>
            <chart:grid chart:style-name="ch7" chart:class="major"/>
          </chart:axis>
          <chart:series chart:style-name="ch8" chart:values-cell-range-address="Data.A11:Data.A14" chart:class="chart:line"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">
                <text:p>6.8</text:p>
                <draw:g>
                  <svg:desc>Data.A11:Data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